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2.87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vertical-align="middle" draw:auto-grow-height="false" fo:min-height="9.228cm" fo:min-width="0cm"/>
    </style:style>
    <style:style style:name="co1" style:family="table-column">
      <style:table-column-properties style:column-width="3.399cm" style:use-optimal-column-width="false"/>
    </style:style>
    <style:style style:name="co2" style:family="table-column">
      <style:table-column-properties style:column-width="3.401cm" style:use-optimal-column-width="false"/>
    </style:style>
    <style:style style:name="co3" style:family="table-column">
      <style:table-column-properties style:column-width="3.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style:paragraph-properties fo:text-align="start" fo:border-left="0.03pt solid #ffffff" fo:border-right="0.03pt solid #ffffff" fo:border-top="0.03pt solid #ffffff" fo:border-bottom="none"/>
      <style:text-properties fo:color="#000000" style:font-name="Liberation Sans1" fo:font-size="12pt" fo:font-weight="normal" style:font-name-complex="Liberation Sans1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color="#000000" style:font-name="Liberation Sans1" fo:font-size="12pt" fo:font-weight="normal" style:font-weight-asian="normal" style:font-name-complex="Liberation Sans1" style:font-size-complex="12pt" style:font-weight-complex="normal"/>
    </style:style>
    <style:style style:name="ce4" style:family="table-cell">
      <loext:graphic-properties draw:fill="solid" draw:fill-color="#d3d3d3" draw:textarea-vertical-align="middle"/>
      <style:paragraph-properties fo:text-align="start" fo:border="0.03pt solid #ffffff"/>
      <style:text-properties fo:color="#000000" style:font-name="Liberation Sans1" fo:font-size="12pt" style:font-name-complex="Liberation Sans1" style:font-size-complex="12pt"/>
    </style:style>
    <style:style style:name="ce5" style:family="table-cell">
      <loext:graphic-properties draw:fill="solid" draw:fill-color="#d3d3d3"/>
      <style:paragraph-properties fo:text-align="start" fo:border="0.03pt solid #ffffff"/>
      <style:text-properties fo:color="#000000" style:font-name="Liberation Sans1" fo:font-size="12pt" style:font-name-complex="Liberation Sans1" style:font-size-complex="12pt"/>
    </style:style>
    <style:style style:name="ce6" style:family="table-cell">
      <loext:graphic-properties draw:fill="solid" draw:fill-color="#d3d3d3"/>
      <style:paragraph-properties fo:text-align="start" fo:border="0.03pt solid #ffffff"/>
      <style:text-properties fo:color="#000000" style:font-name="Liberation Sans1" fo:font-size="12pt" style:font-name-complex="Liberation Sans1"/>
    </style:style>
    <style:style style:name="ce7" style:family="table-cell">
      <loext:graphic-properties draw:fill="solid" draw:fill-color="#d3d3d3" draw:textarea-vertical-align="middle"/>
      <style:paragraph-properties fo:border="0.03pt solid #ffffff"/>
    </style:style>
    <style:style style:name="ce8" style:family="table-cell">
      <loext:graphic-properties draw:fill="solid" draw:fill-color="#d3d3d3"/>
      <style:paragraph-properties fo:text-align="center" fo:border="0.03pt solid #ffffff"/>
      <style:text-properties fo:color="#000000" style:font-name="Liberation Sans1" fo:font-size="12pt" style:font-name-complex="Liberation Sans1" style:font-size-complex="12pt"/>
    </style:style>
    <style:style style:name="ce9" style:family="table-cell">
      <loext:graphic-properties draw:fill="solid" draw:fill-color="#d3d3d3"/>
      <style:paragraph-properties fo:text-align="start" fo:border="0.03pt solid #ffffff"/>
      <style:text-properties fo:color="#000000" style:text-position="-9% 58%" style:font-name="Liberation Sans1" fo:font-size="12pt" style:font-name-complex="Liberation Sans1"/>
    </style:style>
    <style:style style:name="ce10" style:family="table-cell">
      <loext:graphic-properties draw:fill="solid" draw:fill-color="#c0c0c0" draw:textarea-vertical-align="middle"/>
      <style:paragraph-properties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c0c0c0"/>
      <style:paragraph-properties fo:text-align="start" fo:border-left="0.03pt solid #ffffff" fo:border-right="0.03pt solid #ffffff" fo:border-top="none" fo:border-bottom="0.03pt solid #ffffff"/>
      <style:text-properties fo:color="#000000" style:font-name="Liberation Sans1" fo:font-size="12pt" style:font-name-complex="Liberation Sans1" style:font-size-complex="12pt"/>
    </style:style>
    <style:style style:name="ce12" style:family="table-cell">
      <loext:graphic-properties draw:fill="solid" draw:fill-color="#c0c0c0"/>
      <style:paragraph-properties fo:text-align="start" fo:border-left="0.03pt solid #ffffff" fo:border-right="0.03pt solid #ffffff" fo:border-top="none" fo:border-bottom="0.03pt solid #ffffff"/>
      <style:text-properties fo:color="#000000" style:font-name="Liberation Sans1" fo:font-size="12pt" style:font-name-complex="Liberation Sans1"/>
    </style:style>
    <style:style style:name="ce13" style:family="table-cell">
      <loext:graphic-properties draw:fill="solid" draw:fill-color="#c0c0c0" draw:textarea-vertical-align="middle"/>
      <style:paragraph-properties fo:border="0.03pt solid #ffffff"/>
    </style:style>
    <style:style style:name="ce14" style:family="table-cell">
      <loext:graphic-properties draw:fill="solid" draw:fill-color="#c0c0c0"/>
      <style:paragraph-properties fo:text-align="start" fo:border="0.03pt solid #ffffff"/>
      <style:text-properties fo:color="#000000" style:font-name="Liberation Sans1" fo:font-size="12pt" style:font-name-complex="Liberation Sans1" style:font-size-complex="12pt"/>
    </style:style>
    <style:style style:name="ce15" style:family="table-cell">
      <loext:graphic-properties draw:fill="solid" draw:fill-color="#c0c0c0"/>
      <style:paragraph-properties fo:text-align="start" fo:border="0.03pt solid #ffffff"/>
      <style:text-properties fo:color="#000000" style:font-name="Liberation Sans1" fo:font-size="12pt" style:font-name-complex="Liberation Sans1"/>
    </style:style>
    <style:style style:name="ce16" style:family="table-cell">
      <loext:graphic-properties draw:fill="solid" draw:fill-color="#c0c0c0"/>
      <style:paragraph-properties fo:text-align="center" fo:border="0.03pt solid #ffffff"/>
      <style:text-properties fo:color="#000000" style:font-name="Liberation Sans1" fo:font-size="12pt" style:font-name-complex="Liberation Sans1" style:font-size-complex="12pt"/>
    </style:style>
    <style:style style:name="ce17" style:family="table-cell">
      <loext:graphic-properties draw:fill="solid" draw:fill-color="#c0c0c0"/>
      <style:paragraph-properties fo:text-align="start" fo:border="0.03pt solid #ffffff"/>
      <style:text-properties fo:color="#000000" style:text-position="-9% 58%" style:font-name="Liberation Sans1" fo:font-size="12pt" style:font-name-complex="Liberation Sans1"/>
    </style:style>
    <style:style style:name="P1" style:family="paragraph">
      <style:text-properties fo:color="#00bfff"/>
    </style:style>
    <style:style style:name="P2" style:family="paragraph">
      <style:paragraph-properties fo:text-align="start"/>
      <style:text-properties fo:color="#000000" style:font-name="Liberation Sans1" fo:font-size="12pt" fo:font-weight="normal" style:font-name-complex="Liberation Sans1"/>
    </style:style>
    <style:style style:name="P3" style:family="paragraph">
      <style:text-properties fo:color="#000000" style:font-name="Liberation Sans1" fo:font-size="12pt" fo:font-weight="normal" style:font-weight-asian="normal" style:font-name-complex="Liberation Sans1" style:font-size-complex="12pt" style:font-weight-complex="normal"/>
    </style:style>
    <style:style style:name="P4" style:family="paragraph">
      <style:paragraph-properties fo:text-align="start"/>
      <style:text-properties fo:color="#000000" style:font-name="Liberation Sans1" fo:font-size="12pt" style:font-name-complex="Liberation Sans1" style:font-size-complex="12pt"/>
    </style:style>
    <style:style style:name="P5" style:family="paragraph">
      <style:paragraph-properties fo:text-align="center"/>
      <style:text-properties fo:color="#000000" style:font-name="Liberation Sans1" fo:font-size="12pt" style:font-name-complex="Liberation Sans1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font-name="Liberation Sans1" fo:font-size="12pt" fo:font-weight="normal" style:font-weight-asian="normal" style:font-name-complex="Liberation Sans1" style:font-size-complex="12pt" style:font-weight-complex="normal"/>
    </style:style>
    <style:style style:name="T2" style:family="text">
      <style:text-properties fo:color="#000000" style:font-name="Liberation Sans1" fo:font-size="12pt" style:font-name-complex="Liberation Sans1" style:font-size-complex="12pt"/>
    </style:style>
    <style:style style:name="T3" style:family="text">
      <style:text-properties fo:color="#000000" style:text-position="-14% 58%" style:font-name="Liberation Sans1" fo:font-size="12pt" style:font-name-complex="Liberation Sans1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999cm" svg:height="8.162cm" svg:x="6.574cm" svg:y="3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/>
                <text:p text:style-name="P1"/>
                <text:p text:style-name="P2"/>
              </table:table-cell>
              <table:table-cell table:style-name="ce2"/>
              <table:table-cell>
                <text:p text:style-name="P3">Dim 0</text:p>
              </table:table-cell>
              <table:table-cell>
                <text:p text:style-name="P3">...</text:p>
              </table:table-cell>
              <table:table-cell>
                <text:p text:style-name="P3"><text:span text:style-name="T1">DIM D</text:span></text:p>
              </table:table-cell>
            </table:table-row>
            <table:table-row table:style-name="ro2" table:default-cell-style-name="ce5">
              <table:table-cell table:style-name="ce4" table:number-rows-spanned="4">
                <text:p text:style-name="P4"><text:span text:style-name="T2">Text t</text:span></text:p>
              </table:table-cell>
              <table:table-cell>
                <text:p text:style-name="P4"><text:span text:style-name="T2">Token 0</text:span></text:p>
              </table:table-cell>
              <table:table-cell>
                <text:p text:style-name="P4"><text:span text:style-name="T2">coeff</text:span><text:span text:style-name="T3">t,0,0</text:span></text:p>
              </table:table-cell>
              <table:table-cell table:style-name="ce6"/>
              <table:table-cell>
                <text:p text:style-name="P4"><text:span text:style-name="T2">coeff</text:span><text:span text:style-name="T3">t,0,D</text:span></text:p>
              </table:table-cell>
            </table:table-row>
            <table:table-row table:style-name="ro2" table:default-cell-style-name="ce5">
              <table:covered-table-cell table:style-name="ce7"/>
              <table:table-cell>
                <text:p text:style-name="P4">Token 1</text:p>
              </table:table-cell>
              <table:table-cell>
                <text:p text:style-name="P4"><text:span text:style-name="T2">coeff</text:span><text:span text:style-name="T3">t,1,0</text:span></text:p>
              </table:table-cell>
              <table:table-cell table:style-name="ce6"/>
              <table:table-cell>
                <text:p text:style-name="P4"><text:span text:style-name="T2">coeff</text:span><text:span text:style-name="T3">t,1,D</text:span></text:p>
              </table:table-cell>
            </table:table-row>
            <table:table-row table:style-name="ro2" table:default-cell-style-name="ce9">
              <table:covered-table-cell table:style-name="ce7"/>
              <table:table-cell table:style-name="ce8">
                <text:p text:style-name="P5">...</text:p>
              </table:table-cell>
              <table:table-cell/>
              <table:table-cell table:style-name="ce6"/>
              <table:table-cell/>
            </table:table-row>
            <table:table-row table:style-name="ro2" table:default-cell-style-name="ce5">
              <table:covered-table-cell table:style-name="ce7"/>
              <table:table-cell>
                <text:p text:style-name="P4">Token N</text:p>
              </table:table-cell>
              <table:table-cell>
                <text:p text:style-name="P4"><text:span text:style-name="T2">coeff</text:span><text:span text:style-name="T3">t+1,N,0</text:span></text:p>
              </table:table-cell>
              <table:table-cell table:style-name="ce6"/>
              <table:table-cell>
                <text:p text:style-name="P4"><text:span text:style-name="T2">coeff</text:span><text:span text:style-name="T3">t+1,N,D</text:span></text:p>
              </table:table-cell>
            </table:table-row>
            <table:table-row table:style-name="ro2" table:default-cell-style-name="ce11">
              <table:table-cell table:style-name="ce10" table:number-rows-spanned="4">
                <text:p><text:span text:style-name="T2">Text t+1</text:span></text:p>
              </table:table-cell>
              <table:table-cell>
                <text:p text:style-name="P4"><text:span text:style-name="T2">Token 0</text:span></text:p>
              </table:table-cell>
              <table:table-cell>
                <text:p text:style-name="P4"><text:span text:style-name="T2">coeff</text:span><text:span text:style-name="T3">t+1,0,0</text:span></text:p>
              </table:table-cell>
              <table:table-cell table:style-name="ce12"/>
              <table:table-cell>
                <text:p text:style-name="P4"><text:span text:style-name="T2">coeff</text:span><text:span text:style-name="T3">t+1,0,D</text:span></text:p>
              </table:table-cell>
            </table:table-row>
            <table:table-row table:style-name="ro2" table:default-cell-style-name="ce14">
              <table:covered-table-cell table:style-name="ce13"/>
              <table:table-cell>
                <text:p text:style-name="P4">Token 1</text:p>
              </table:table-cell>
              <table:table-cell>
                <text:p text:style-name="P4"><text:span text:style-name="T2">coeff</text:span><text:span text:style-name="T3">t+1,1,0</text:span></text:p>
              </table:table-cell>
              <table:table-cell table:style-name="ce15"/>
              <table:table-cell>
                <text:p text:style-name="P4"><text:span text:style-name="T2">coeff</text:span><text:span text:style-name="T3">t+1,1,D</text:span></text:p>
              </table:table-cell>
            </table:table-row>
            <table:table-row table:style-name="ro2" table:default-cell-style-name="ce17">
              <table:covered-table-cell table:style-name="ce13"/>
              <table:table-cell table:style-name="ce16">
                <text:p text:style-name="P5">...</text:p>
              </table:table-cell>
              <table:table-cell/>
              <table:table-cell table:style-name="ce15"/>
              <table:table-cell/>
            </table:table-row>
            <table:table-row table:style-name="ro2" table:default-cell-style-name="ce14">
              <table:covered-table-cell table:style-name="ce13"/>
              <table:table-cell>
                <text:p text:style-name="P4">Token N</text:p>
              </table:table-cell>
              <table:table-cell>
                <text:p text:style-name="P4"><text:span text:style-name="T2">coeff</text:span><text:span text:style-name="T3">t+1,N,0</text:span></text:p>
              </table:table-cell>
              <table:table-cell table:style-name="ce15"/>
              <table:table-cell>
                <text:p text:style-name="P4"><text:span text:style-name="T2">coeff</text:span><text:span text:style-name="T3">t+1,N,D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6" draw:layer="layout" svg:width="0.5cm" svg:height="3.3cm" draw:transform="rotate (1.5707963267949) translate (6.7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4.481cm" svg:height="1.505cm" svg:x="5.38cm" svg:y="12.9cm">
          <draw:text-box>
            <text:p text:style-name="P7"><text:span text:style-name="T4">Dimension </text:span><text:span text:style-name="T4">1 :</text:span></text:p>
            <text:p text:style-name="P7"><text:span text:style-name="T4">Number of </text:span><text:span text:style-name="T4">texts</text:span></text:p>
          </draw:text-box>
        </draw:frame>
        <draw:custom-shape draw:style-name="gr1" draw:text-style-name="P6" draw:layer="layout" svg:width="0.5cm" svg:height="3.3cm" draw:transform="rotate (1.5707963267949) translate (10.101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4.329cm" svg:height="1.505cm" svg:x="9.961cm" svg:y="12.922cm">
          <draw:text-box>
            <text:p text:style-name="P7"><text:span text:style-name="T4">Dimension 2 : </text:span></text:p>
            <text:p text:style-name="P7"><text:span text:style-name="T4">Max text length</text:span></text:p>
          </draw:text-box>
        </draw:frame>
        <draw:custom-shape draw:style-name="gr3" draw:text-style-name="P6" draw:layer="layout" svg:width="0.5cm" svg:height="9.998cm" draw:transform="rotate (1.5707963267949) translate (13.502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6.869cm" svg:height="0.878cm" svg:x="15.061cm" svg:y="12.922cm">
          <draw:text-box>
            <text:p text:style-name="P7"><text:span text:style-name="T4">Dimension 3 : embedin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6:29:42.991558913</meta:creation-date>
    <dc:date>2019-11-02T16:39:22.343315489</dc:date>
    <meta:editing-duration>PT9M39S</meta:editing-duration>
    <meta:editing-cycles>1</meta:editing-cycles>
    <meta:generator>LibreOffice/6.0.7.3$Linux_X86_64 LibreOffice_project/00m0$Build-3</meta:generator>
    <meta:document-statistic meta:object-count="7"/>
  </office:meta>
</office:document-meta>
</file>